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200.00%" fo:text-align="center" fo:margin-top="24.00pt" fo:margin-bottom="6.00pt"/>
    </style:style>
    <style:style style:name="P2" style:family="paragraph">
      <style:paragraph-properties fo:line-height="5.00%" fo:text-align="center" fo:margin-left="16.00pt" fo:text-indent="0.00pt" fo:margin-top="12.00pt"/>
    </style:style>
    <style:style style:name="P3" style:family="paragraph">
      <style:paragraph-properties fo:line-height="100.00%" fo:text-align="center" fo:margin-top="24.00pt" fo:margin-bottom="6.00p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center" fo:margin-top="18.30pt" fo:margin-bottom="0.30pt"/>
    </style:style>
    <style:style style:name="P6" style:family="paragraph">
      <style:paragraph-properties fo:line-height="10.00%" fo:text-align="right" fo:margin-top="12.00pt" fo:margin-bottom="7.00pt"/>
    </style:style>
    <style:style style:name="P7" style:family="paragraph">
      <style:paragraph-properties fo:line-height="100.00%" fo:text-align="center" fo:margin-top="9.75pt"/>
    </style:style>
    <style:style style:name="P8" style:family="paragraph">
      <style:paragraph-properties fo:line-height="100.00%" fo:text-align="justify" fo:margin-left="0.00pt" fo:text-indent="14.15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</office:automatic-styles>
  <office:body>
    <office:text>
      <text:p text:style-name="P1"><text:span text:style-name="T1">МІНІСТЕРСТВО ОСВІТИ І НАУКИ УКРАЇНИ НАЦІОНАЛЬНИЙ УНІВЕРСИТЕТ “ЛЬВІВСЬКА ПОЛІТЕХНІКА”</text:span></text:p>
      <text:p text:style-name="P2"><text:span text:style-name="T1">ІНСТИТУТ КОМП'ЮТЕРНИХ НАУК ТА ІНФОРМАЦІЙНИХ ТЕХНОЛОГІЙ</text:span></text:p>
      <text:p text:style-name="P3"><text:span text:style-name="T1">Кафедра ІСМ</text:span></text:p>
      <text:p text:style-name="P4"><draw:frame text:anchor-type="as-char" svg:width="56.30mm" svg:height="53.34mm" style:rel-width="scale" style:rel-height="scale"><draw:object-ole xlink:href="OleObj1"/><draw:image xlink:href="ObjectReplacements/OleObj1"/></draw:frame><text:span text:style-name="T2"/></text:p>
      <text:p text:style-name="P4"><text:span text:style-name="T2"/></text:p>
      <text:p text:style-name="P4"><text:span text:style-name="T3">Звіт</text:span></text:p>
      <text:p text:style-name="P5"><text:span text:style-name="T3">до лабораторної роботи<text:s/></text:span><text:span text:style-name="T4">№</text:span><text:span text:style-name="T5">8</text:span></text:p>
      <text:p text:style-name="P5"><text:span text:style-name="T6">З дисципліни “Спеціалізовані мови програмування”</text:span></text:p>
      <text:p text:style-name="P5"><text:span text:style-name="T7"/></text:p>
      <text:p text:style-name="P6"><text:span text:style-name="T8">Виконав:</text:span></text:p>
      <text:p text:style-name="P6"><text:span text:style-name="T8">ст. гр. ІТ-31</text:span></text:p>
      <text:p text:style-name="P6"><text:span text:style-name="T8">Гвоздик Святослав-Валентин</text:span></text:p>
      <text:p text:style-name="P6"><text:span text:style-name="T9"/></text:p>
      <text:p text:style-name="P6"><text:span text:style-name="T9"/></text:p>
      <text:p text:style-name="P6"><text:span text:style-name="T10">Прийняв:</text:span></text:p>
      <text:p text:style-name="P6"><text:span text:style-name="T10">Щербак С.С. </text:span></text:p>
      <text:p text:style-name="P7"><text:span text:style-name="T11"/></text:p>
      <text:p text:style-name="P7"><text:span text:style-name="T12">Львів<text:s/></text:span><text:span text:style-name="T13">—</text:span><text:span text:style-name="T14"><text:s/>2023</text:span></text:p>
      <text:p text:style-name="P8"><text:span text:style-name="T15"/></text:p>
      <text:p text:style-name="P9"><text:span text:style-name="T16">Тема</text:span><text:span text:style-name="T17"><text:s/></text:span><text:span text:style-name="T18">роботи</text:span><text:span text:style-name="T19">:<text:s/></text:span><text:span text:style-name="T20"><text:s/></text:span><text:span text:style-name="T21">Візуалізація та обробка даних за допомогою спеціалізованих бібліотек Python</text:span></text:p>
      <text:p text:style-name="P9"><text:span text:style-name="T22">Мета роботи:<text:s/></text:span><text:span text:style-name="T23">Розробка додатка для візуалізації CSV-наборів даних за допомогою Matplotlib та базових принципів ООП (наслідування, інкапсуляція, поліморфізм)</text:span></text:p>
      <text:p text:style-name="P10"><text:span text:style-name="T24">План</text:span><text:span text:style-name="T25"><text:s/></text:span><text:span text:style-name="T26">роботи</text:span></text:p>
      <text:p text:style-name="P10"><text:span text:style-name="T27"/></text:p>
      <text:p text:style-name="P11"><text:span text:style-name="T28">Завдання 1: Вибір CSV-набору даних</text:span></text:p>
      <text:p text:style-name="P11"><text:span text:style-name="T28">Оберіть CSV-набір даних, який ви хочете візуалізувати. Переконайтеся, що він містить відповідні дані для створення змістовних візуалізацій.</text:span></text:p>
      <text:p text:style-name="P11"><text:span text:style-name="T28"/></text:p>
      <text:p text:style-name="P11"><text:span text:style-name="T28"><text:s/>Завдання 2: Завантаження даних з CSV</text:span></text:p>
      <text:p text:style-name="P11"><text:span text:style-name="T28">Напишіть код для завантаження даних з CSV-файлу в ваш додаток Python. Використовуйте бібліотеки, такі як Pandas, для спрощення обробки даних.</text:span></text:p>
      <text:p text:style-name="P11"><text:span text:style-name="T28"/></text:p>
      <text:p text:style-name="P11"><text:span text:style-name="T28"><text:s/>Завдання 3: Дослідження даних</text:span></text:p>
      <text:p text:style-name="P11"><text:span text:style-name="T28">Визначте екстремальні значення по стовцям</text:span></text:p>
      <text:p text:style-name="P11"><text:span text:style-name="T28"/></text:p>
      <text:p text:style-name="P11"><text:span text:style-name="T28">Завдання 4: Вибір типів візуалізацій</text:span></text:p>
      <text:p text:style-name="P11"><text:span text:style-name="T28">Визначте, які типи візуалізацій підходять для представлення вибраних наборів даних. Зазвичай це може бути лінійні графіки, стовпчикові діаграми, діаграми розсіювання, гістограми та секторні діаграми.</text:span></text:p>
      <text:p text:style-name="P11"><text:span text:style-name="T28"/></text:p>
      <text:p text:style-name="P11"><text:span text:style-name="T28"><text:s/>Завдання 5: Підготовка даних</text:span></text:p>
      <text:p text:style-name="P11"><text:span text:style-name="T28">Попередньо обробіть набір даних за необхідністю для візуалізації. Це може включати виправлення даних, фільтрацію, агрегацію або трансформацію.</text:span></text:p>
      <text:p text:style-name="P11"><text:span text:style-name="T28"/></text:p>
      <text:p text:style-name="P11"><text:span text:style-name="T28">Завдання 6: Базова візуалізація</text:span></text:p>
      <text:p text:style-name="P11"><text:span text:style-name="T28">Створіть базову візуалізацію набору даних, щоб переконатися, що ви можете відображати дані правильно за допомогою Matplotlib. Розпочніть з простої діаграми для візуалізації однієї змінної.</text:span></text:p>
      <text:p text:style-name="P11"><text:span text:style-name="T28"/></text:p>
      <text:p text:style-name="P11"><text:span text:style-name="T28"><text:s/>Завдання 7: Розширені візуалізації</text:span></text:p>
      <text:p text:style-name="P11"><text:span text:style-name="T28">Реалізуйте більш складні візуалізації, виходячи з характеристик набору. Поекспериментуйте з різними функціями Matplotlib та налаштуваннями.</text:span></text:p>
      <text:p text:style-name="P11"><text:span text:style-name="T28"/></text:p>
      <text:p text:style-name="P11"><text:span text:style-name="T28"><text:s/>Завдання 8: Декілька піддіаграм</text:span></text:p>
      <text:p text:style-name="P11"><text:span text:style-name="T28">Навчіться створювати кілька піддіаграм в межах одного малюнка для відображення декількох візуалізацій поруч для кращого порівняння.</text:span></text:p>
      <text:p text:style-name="P11"><text:span text:style-name="T28"/></text:p>
      <text:p text:style-name="P11"><text:span text:style-name="T28"><text:s/>Завдання 9: Експорт і обмін</text:span></text:p>
      <text:p text:style-name="P11"><text:span text:style-name="T28">Реалізуйте функціональність для експорту візуалізацій як зображень (наприклад, PNG, SVG) або інтерактивних веб-додатків (наприклад, HTML)</text:span></text:p>
      <text:p text:style-name="P12"><text:span text:style-name="T28"/></text:p>
      <text:p text:style-name="P12"><text:span text:style-name="T29">Хід роботи</text:span></text:p>
      <text:p text:style-name="P13"><text:span text:style-name="T30">Реалізований</text:span><text:span text:style-name="T31"><text:s/></text:span><text:span text:style-name="T32">код</text:span><text:span text:style-name="T33">:</text:span></text:p>
      <text:p text:style-name="P13"><text:span text:style-name="T34"/></text:p>
      <text:p text:style-name="P13"><text:span text:style-name="T35">import pandas as pd</text:span></text:p>
      <text:p text:style-name="P13"><text:span text:style-name="T35">import matplotlib.pyplot as plt</text:span></text:p>
      <text:p text:style-name="P13"><text:span text:style-name="T35">import json</text:span></text:p>
      <text:p text:style-name="P13"><text:span text:style-name="T35">import csv</text:span></text:p>
      <text:p text:style-name="P13"><text:span text:style-name="T35">import logging</text:span></text:p>
      <text:p text:style-name="P13"><text:span text:style-name="T35">from prettytable import PrettyTable</text:span></text:p>
      <text:p text:style-name="P13"><text:span text:style-name="T35">from consolemenu import ConsoleMenu</text:span></text:p>
      <text:p text:style-name="P13"><text:span text:style-name="T35">from consolemenu.items import FunctionItem</text:span></text:p>
      <text:p text:style-name="P13"><text:span text:style-name="T35"/></text:p>
      <text:p text:style-name="P13"><text:span text:style-name="T35">class Loader:</text:span></text:p>
      <text:p text:style-name="P13"><text:span text:style-name="T35"><text:s text:c="4"/>def __init__(self, file_path):</text:span></text:p>
      <text:p text:style-name="P13"><text:span text:style-name="T35"><text:s text:c="8"/>self.file_path = file_path</text:span></text:p>
      <text:p text:style-name="P13"><text:span text:style-name="T35"/></text:p>
      <text:p text:style-name="P13"><text:span text:style-name="T35"><text:s text:c="4"/>def load_csv(self):</text:span></text:p>
      <text:p text:style-name="P13"><text:span text:style-name="T35"><text:s text:c="8"/>return pd.read_csv(self.file_path)</text:span></text:p>
      <text:p text:style-name="P13"><text:span text:style-name="T35"/></text:p>
      <text:p text:style-name="P13"><text:span text:style-name="T35">class Analyzer:</text:span></text:p>
      <text:p text:style-name="P13"><text:span text:style-name="T35"><text:s text:c="4"/>def __init__(self, dataframe):</text:span></text:p>
      <text:p text:style-name="P13"><text:span text:style-name="T35"><text:s text:c="8"/>self.dataframe = dataframe</text:span></text:p>
      <text:p text:style-name="P13"><text:span text:style-name="T35"/></text:p>
      <text:p text:style-name="P13"><text:span text:style-name="T35"><text:s text:c="4"/>def find_extremes(self, column):</text:span></text:p>
      <text:p text:style-name="P13"><text:span text:style-name="T35"><text:s text:c="8"/>return self.dataframe[column].max(), self.dataframe[column].min()</text:span></text:p>
      <text:p text:style-name="P13"><text:span text:style-name="T35"/></text:p>
      <text:p text:style-name="P13"><text:span text:style-name="T35">#<text:s/></text:span><text:span text:style-name="T36">Завдання 7: Розширені візуалізації</text:span></text:p>
      <text:p text:style-name="P13"><text:span text:style-name="T36">class Visualizer:</text:span></text:p>
      <text:p text:style-name="P13"><text:span text:style-name="T36"><text:s text:c="4"/>def __init__(self, dataframe):</text:span></text:p>
      <text:p text:style-name="P13"><text:span text:style-name="T36"><text:s text:c="8"/>self.dataframe = dataframe</text:span></text:p>
      <text:p text:style-name="P13"><text:span text:style-name="T36"><text:s text:c="8"/>self.last_figure = None</text:span></text:p>
      <text:p text:style-name="P13"><text:span text:style-name="T36"/></text:p>
      <text:p text:style-name="P13"><text:span text:style-name="T36"><text:s text:c="4"/>def plot_basic(self, column, title, xlabel, ylabel):</text:span></text:p>
      <text:p text:style-name="P13"><text:span text:style-name="T36"><text:s text:c="8"/>if self.last_figure is not None:</text:span></text:p>
      <text:p text:style-name="P13"><text:span text:style-name="T36"><text:s text:c="12"/>plt.close(self.last_figure)</text:span></text:p>
      <text:p text:style-name="P13"><text:span text:style-name="T36"/></text:p>
      <text:p text:style-name="P13"><text:span text:style-name="T36"><text:s text:c="8"/># Розділити малюнок на сітку 2x1 (2 рядки, 1 стовпець)</text:span></text:p>
      <text:p text:style-name="P13"><text:span text:style-name="T36"><text:s text:c="8"/>self.last_figure, (ax1, ax2) = plt.subplots(nrows=2, ncols=1, figsize=(10, 8))</text:span></text:p>
      <text:p text:style-name="P13"><text:span text:style-name="T36"/></text:p>
      <text:p text:style-name="P13"><text:span text:style-name="T36"><text:s text:c="8"/># Перший підграфік: лінійний графік</text:span></text:p>
      <text:p text:style-name="P13"><text:span text:style-name="T36"><text:s text:c="8"/>ax1.plot(self.dataframe.index, self.dataframe[column])</text:span></text:p>
      <text:p text:style-name="P13"><text:span text:style-name="T36"><text:s text:c="8"/>ax1.set_title(title)</text:span></text:p>
      <text:p text:style-name="P13"><text:span text:style-name="T36"><text:s text:c="8"/>ax1.set_xlabel(xlabel)</text:span></text:p>
      <text:p text:style-name="P13"><text:span text:style-name="T36"><text:s text:c="8"/>ax1.set_ylabel(ylabel)</text:span></text:p>
      <text:p text:style-name="P13"><text:span text:style-name="T36"/></text:p>
      <text:p text:style-name="P13"><text:span text:style-name="T36"><text:s text:c="8"/># Другий підграфік: стовпчикова діаграма</text:span></text:p>
      <text:p text:style-name="P13"><text:span text:style-name="T36"><text:s text:c="8"/>value_counts = self.dataframe[column].value_counts()</text:span></text:p>
      <text:p text:style-name="P13"><text:span text:style-name="T36"><text:s text:c="8"/>ax2.bar(value_counts.index, value_counts.values, color='skyblue', edgecolor='black')</text:span></text:p>
      <text:p text:style-name="P13"><text:span text:style-name="T36"><text:s text:c="8"/>ax2.set_xlabel(xlabel)</text:span></text:p>
      <text:p text:style-name="P13"><text:span text:style-name="T36"><text:s text:c="8"/>ax2.set_ylabel('Count')</text:span></text:p>
      <text:p text:style-name="P13"><text:span text:style-name="T36"/></text:p>
      <text:p text:style-name="P13"><text:span text:style-name="T36"><text:s text:c="8"/># Налаштування розташування підграфіків</text:span></text:p>
      <text:p text:style-name="P13"><text:span text:style-name="T36"><text:s text:c="8"/>plt.tight_layout()</text:span></text:p>
      <text:p text:style-name="P13"><text:span text:style-name="T36"/></text:p>
      <text:p text:style-name="P13"><text:span text:style-name="T36"><text:s text:c="8"/>plt.show()</text:span></text:p>
      <text:p text:style-name="P13"><text:span text:style-name="T36"/></text:p>
      <text:p text:style-name="P13"><text:span text:style-name="T36"><text:s text:c="4"/>def plot_bar(self, categories, values, title='Bar Chart', xlabel='Category', ylabel='Value'):</text:span></text:p>
      <text:p text:style-name="P13"><text:span text:style-name="T36"><text:s text:c="8"/>self.last_figure, ax = plt.subplots()</text:span></text:p>
      <text:p text:style-name="P13"><text:span text:style-name="T36"><text:s text:c="8"/>ax.bar(categories, values)</text:span></text:p>
      <text:p text:style-name="P13"><text:span text:style-name="T36"><text:s text:c="8"/>ax.set_title(title)</text:span></text:p>
      <text:p text:style-name="P13"><text:span text:style-name="T36"><text:s text:c="8"/>ax.set_xlabel(xlabel)</text:span></text:p>
      <text:p text:style-name="P13"><text:span text:style-name="T36"><text:s text:c="8"/>ax.set_ylabel(ylabel)</text:span></text:p>
      <text:p text:style-name="P13"><text:span text:style-name="T36"><text:s text:c="8"/>plt.xticks(rotation=45)</text:span></text:p>
      <text:p text:style-name="P13"><text:span text:style-name="T36"><text:s text:c="8"/>plt.tight_layout()</text:span></text:p>
      <text:p text:style-name="P13"><text:span text:style-name="T36"><text:s text:c="8"/>plt.show()</text:span></text:p>
      <text:p text:style-name="P13"><text:span text:style-name="T36"/></text:p>
      <text:p text:style-name="P13"><text:span text:style-name="T36"><text:s text:c="4"/>def plot_histogram(self, column, bins=10):</text:span></text:p>
      <text:p text:style-name="P13"><text:span text:style-name="T36"><text:s text:c="8"/>self.last_figure, ax = plt.subplots()</text:span></text:p>
      <text:p text:style-name="P13"><text:span text:style-name="T36"><text:s text:c="8"/>ax.hist(self.dataframe[column], bins=bins)</text:span></text:p>
      <text:p text:style-name="P13"><text:span text:style-name="T36"><text:s text:c="8"/>plt.show()</text:span></text:p>
      <text:p text:style-name="P13"><text:span text:style-name="T36"/></text:p>
      <text:p text:style-name="P13"><text:span text:style-name="T36"><text:s text:c="4"/>def plot_scatter(self, column_x, column_y):</text:span></text:p>
      <text:p text:style-name="P13"><text:span text:style-name="T36"><text:s text:c="8"/>self.last_figure, ax = plt.subplots()</text:span></text:p>
      <text:p text:style-name="P13"><text:span text:style-name="T36"><text:s text:c="8"/>ax.scatter(self.dataframe[column_x], self.dataframe[column_y])</text:span></text:p>
      <text:p text:style-name="P13"><text:span text:style-name="T36"><text:s text:c="8"/>plt.show()</text:span></text:p>
      <text:p text:style-name="P13"><text:span text:style-name="T36"/></text:p>
      <text:p text:style-name="P13"><text:span text:style-name="T36"><text:s text:c="4"/>def plot_count_by_category(self, category):</text:span></text:p>
      <text:p text:style-name="P13"><text:span text:style-name="T36"><text:s text:c="8"/>counts = self.dataframe[category].value_counts()</text:span></text:p>
      <text:p text:style-name="P13"><text:span text:style-name="T36"><text:s text:c="8"/>self.plot_bar(counts.index, counts.values, title='Count of items by category', xlabel='Category', ylabel='Count')</text:span></text:p>
      <text:p text:style-name="P13"><text:span text:style-name="T36"/></text:p>
      <text:p text:style-name="P13"><text:span text:style-name="T36"><text:s text:c="4"/>def get_figure(self):</text:span></text:p>
      <text:p text:style-name="P13"><text:span text:style-name="T36"><text:s text:c="8"/>return self.last_figure</text:span></text:p>
      <text:p text:style-name="P13"><text:span text:style-name="T36"/></text:p>
      <text:p text:style-name="P13"><text:span text:style-name="T36"><text:s text:c="4"/>def save_figure(self, filename):</text:span></text:p>
      <text:p text:style-name="P13"><text:span text:style-name="T36"><text:s text:c="8"/>if self.last_figure:</text:span></text:p>
      <text:p text:style-name="P13"><text:span text:style-name="T36"><text:s text:c="12"/>self.last_figure.savefig(filename)</text:span></text:p>
      <text:p text:style-name="P13"><text:span text:style-name="T36"/></text:p>
      <text:p text:style-name="P13"><text:span text:style-name="T36">class Exporter:</text:span></text:p>
      <text:p text:style-name="P13"><text:span text:style-name="T36"><text:s text:c="4"/>def export_plot(self, figure, filename):</text:span></text:p>
      <text:p text:style-name="P13"><text:span text:style-name="T36"><text:s text:c="8"/>figure.savefig(filename)</text:span></text:p>
      <text:p text:style-name="P13"><text:span text:style-name="T36"/></text:p>
      <text:p text:style-name="P13"><text:span text:style-name="T36">class FileStorage:</text:span></text:p>
      <text:p text:style-name="P13"><text:span text:style-name="T36"><text:s text:c="4"/>@staticmethod</text:span></text:p>
      <text:p text:style-name="P13"><text:span text:style-name="T36"><text:s text:c="4"/>def store_data(data, file_format):</text:span></text:p>
      <text:p text:style-name="P13"><text:span text:style-name="T36"><text:s text:c="8"/>if file_format == 'json':</text:span></text:p>
      <text:p text:style-name="P13"><text:span text:style-name="T36"><text:s text:c="12"/>with open('saved_data.json', 'w') as file:</text:span></text:p>
      <text:p text:style-name="P13"><text:span text:style-name="T36"><text:s text:c="16"/>json.dump(data, file, indent=4)</text:span></text:p>
      <text:p text:style-name="P13"><text:span text:style-name="T36"><text:s text:c="8"/>elif file_format == 'csv':</text:span></text:p>
      <text:p text:style-name="P13"><text:span text:style-name="T36"><text:s text:c="12"/>with open('saved_data.csv', 'w', newline='') as file:</text:span></text:p>
      <text:p text:style-name="P13"><text:span text:style-name="T36"><text:s text:c="16"/>csv_writer = csv.DictWriter(file, fieldnames=data[0].keys())</text:span></text:p>
      <text:p text:style-name="P13"><text:span text:style-name="T36"><text:s text:c="16"/>csv_writer.writeheader()</text:span></text:p>
      <text:p text:style-name="P13"><text:span text:style-name="T36"><text:s text:c="16"/>csv_writer.writerows(data)</text:span></text:p>
      <text:p text:style-name="P13"><text:span text:style-name="T36"><text:s text:c="8"/>elif file_format == 'txt':</text:span></text:p>
      <text:p text:style-name="P13"><text:span text:style-name="T36"><text:s text:c="12"/>with open('saved_data.txt', 'w') as file:</text:span></text:p>
      <text:p text:style-name="P13"><text:span text:style-name="T36"><text:s text:c="16"/>file.write(str(data))</text:span></text:p>
      <text:p text:style-name="P13"><text:span text:style-name="T36"/></text:p>
      <text:p text:style-name="P13"><text:span text:style-name="T36"># Завдання 1: Вибір CSV-набору даних</text:span></text:p>
      <text:p text:style-name="P13"><text:span text:style-name="T36">file_path = "saved_data.csv"</text:span></text:p>
      <text:p text:style-name="P13"><text:span text:style-name="T36"/></text:p>
      <text:p text:style-name="P13"><text:span text:style-name="T36"># Завдання 2: Завантаження даних з CSV</text:span></text:p>
      <text:p text:style-name="P13"><text:span text:style-name="T36">loader = Loader(file_path)</text:span></text:p>
      <text:p text:style-name="P13"><text:span text:style-name="T36">dataframe = loader.load_csv()</text:span></text:p>
      <text:p text:style-name="P13"><text:span text:style-name="T36"/></text:p>
      <text:p text:style-name="P13"><text:span text:style-name="T36"># Завдання 3: Дослідження даних</text:span></text:p>
      <text:p text:style-name="P13"><text:span text:style-name="T36">analyzer = Analyzer(dataframe)</text:span></text:p>
      <text:p text:style-name="P13"><text:span text:style-name="T36">max_value, min_value = analyzer.find_extremes('completed')</text:span></text:p>
      <text:p text:style-name="P13"><text:span text:style-name="T36">print(f"Max Value: {max_value}\nMin Value: {min_value}")</text:span></text:p>
      <text:p text:style-name="P13"><text:span text:style-name="T36"/></text:p>
      <text:p text:style-name="P13"><text:span text:style-name="T36"># Завдання 4: Вибір типів візуалізацій</text:span></text:p>
      <text:p text:style-name="P13"><text:span text:style-name="T36">visualizer = Visualizer(dataframe)</text:span></text:p>
      <text:p text:style-name="P13"><text:span text:style-name="T36"># Завдання 6: Базова візуалізація</text:span></text:p>
      <text:p text:style-name="P13"><text:span text:style-name="T36">visualizer.plot_basic('completed', 'Completion Status', 'Index', 'Completion Status')</text:span></text:p>
      <text:p text:style-name="P13"><text:span text:style-name="T36"/></text:p>
      <text:p text:style-name="P13"><text:span text:style-name="T36"># Завдання 9: Експорт і обмін</text:span></text:p>
      <text:p text:style-name="P13"><text:span text:style-name="T36">exporter = Exporter()</text:span></text:p>
      <text:p text:style-name="P13"><text:span text:style-name="T36">figure = visualizer.get_figure()</text:span></text:p>
      <text:p text:style-name="P13"><text:span text:style-name="T36">visualizer.save_figure('plot.png')</text:span></text:p>
      <text:p text:style-name="P13"><text:span text:style-name="T36">exporter.export_plot(figure, 'plot.png')</text:span></text:p>
      <text:p text:style-name="P13"><text:span text:style-name="T36"/></text:p>
      <text:p text:style-name="P13"><text:span text:style-name="T36">file_storage = FileStorage()</text:span></text:p>
      <text:p text:style-name="P13"><text:span text:style-name="T36">file_storage.store_data(dataframe, 'csv')</text:span><text:span text:style-name="T37"/></text:p>
      <text:p text:style-name="P14"><text:span text:style-name="T38">Результат виконання программи</text:span><text:span text:style-name="T39">: </text:span></text:p>
      <text:p text:style-name="P15"><draw:frame text:anchor-type="as-char" svg:width="33.66mm" svg:height="16.51mm" style:rel-width="scale" style:rel-height="scale"><draw:object-ole xlink:href="OleObj2"/><draw:image xlink:href="ObjectReplacements/OleObj2"/></draw:frame><text:span text:style-name="T40"/></text:p>
      <text:p text:style-name="P15"><text:span text:style-name="T40"/></text:p>
      <text:p text:style-name="P15"><draw:frame text:anchor-type="as-char" svg:width="146.47mm" svg:height="105.83mm" style:rel-width="scale" style:rel-height="scale"><draw:object-ole xlink:href="OleObj3"/><draw:image xlink:href="ObjectReplacements/OleObj3"/></draw:frame><text:span text:style-name="T40"/></text:p>
      <text:p text:style-name="P15"><text:span text:style-name="T40"/></text:p>
      <text:p text:style-name="P15"><text:span text:style-name="T40"/></text:p>
      <text:p text:style-name="P15"><text:span text:style-name="T40"/></text:p>
      <text:p text:style-name="P16"><text:span text:style-name="T41">Висновки:</text:span><text:span text:style-name="T42"><text:s/>Виконуючи ці завдання,<text:s/></text:span><text:span text:style-name="T43">я розробив додаток для візуалізації CSV-наборів даних за допомогою Matplotlib та базових принципів ООП (наслідування, інкапсуляція, поліморфізм)</text:span></text:p>
      <text:p text:style-name="P17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